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29.078cm"/>
    </style:style>
    <style:style style:name="co3" style:family="table-column">
      <style:table-column-properties fo:break-before="auto" style:column-width="2.619cm"/>
    </style:style>
    <style:style style:name="co4" style:family="table-column">
      <style:table-column-properties fo:break-before="auto" style:column-width="2.937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2.328cm"/>
    </style:style>
    <style:style style:name="co7" style:family="table-column">
      <style:table-column-properties fo:break-before="auto" style:column-width="18.733cm"/>
    </style:style>
    <style:style style:name="co8" style:family="table-column">
      <style:table-column-properties fo:break-before="auto" style:column-width="6.641cm"/>
    </style:style>
    <style:style style:name="co9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19.526cm"/>
    </style:style>
    <style:style style:name="co11" style:family="table-column">
      <style:table-column-properties fo:break-before="auto" style:column-width="21.511cm"/>
    </style:style>
    <style:style style:name="co12" style:family="table-column">
      <style:table-column-properties fo:break-before="auto" style:column-width="20.082cm"/>
    </style:style>
    <style:style style:name="co13" style:family="table-column">
      <style:table-column-properties fo:break-before="auto" style:column-width="15.478cm"/>
    </style:style>
    <style:style style:name="co14" style:family="table-column">
      <style:table-column-properties fo:break-before="auto" style:column-width="23.036cm"/>
    </style:style>
    <style:style style:name="co15" style:family="table-column">
      <style:table-column-properties fo:break-before="auto" style:column-width="13.742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1.898cm"/>
    </style:style>
    <style:style style:name="co18" style:family="table-column">
      <style:table-column-properties fo:break-before="auto" style:column-width="3.762cm"/>
    </style:style>
    <style:style style:name="co19" style:family="table-column">
      <style:table-column-properties fo:break-before="auto" style:column-width="8.671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5.854cm" fo:break-before="auto" style:use-optimal-row-height="false"/>
    </style:style>
    <style:style style:name="ro3" style:family="table-row">
      <style:table-row-properties style:row-height="5.2cm" fo:break-before="auto" style:use-optimal-row-height="false"/>
    </style:style>
    <style:style style:name="ro4" style:family="table-row">
      <style:table-row-properties style:row-height="5.332cm" fo:break-before="auto" style:use-optimal-row-height="false"/>
    </style:style>
    <style:style style:name="ro5" style:family="table-row">
      <style:table-row-properties style:row-height="4.763cm" fo:break-before="auto" style:use-optimal-row-height="false"/>
    </style:style>
    <style:style style:name="ro6" style:family="table-row">
      <style:table-row-properties style:row-height="3.579cm" fo:break-before="auto" style:use-optimal-row-height="false"/>
    </style:style>
    <style:style style:name="ro7" style:family="table-row">
      <style:table-row-properties style:row-height="4.009cm" fo:break-before="auto" style:use-optimal-row-height="false"/>
    </style:style>
    <style:style style:name="ro8" style:family="table-row">
      <style:table-row-properties style:row-height="4.512cm" fo:break-before="auto" style:use-optimal-row-height="false"/>
    </style:style>
    <style:style style:name="ro9" style:family="table-row">
      <style:table-row-properties style:row-height="4.108cm" fo:break-before="auto" style:use-optimal-row-height="false"/>
    </style:style>
    <style:style style:name="ro10" style:family="table-row">
      <style:table-row-properties style:row-height="3.911cm" fo:break-before="auto" style:use-optimal-row-height="false"/>
    </style:style>
    <style:style style:name="ro11" style:family="table-row">
      <style:table-row-properties style:row-height="4.307cm" fo:break-before="auto" style:use-optimal-row-height="false"/>
    </style:style>
    <style:style style:name="ro12" style:family="table-row">
      <style:table-row-properties style:row-height="4.142cm" fo:break-before="auto" style:use-optimal-row-height="false"/>
    </style:style>
    <style:style style:name="ro13" style:family="table-row">
      <style:table-row-properties style:row-height="0.661cm" fo:break-before="auto" style:use-optimal-row-height="false"/>
    </style:style>
    <style:style style:name="ro14" style:family="table-row">
      <style:table-row-properties style:row-height="3.096cm" fo:break-before="auto" style:use-optimal-row-height="false"/>
    </style:style>
    <style:style style:name="ro15" style:family="table-row">
      <style:table-row-properties style:row-height="3.043cm" fo:break-before="auto" style:use-optimal-row-height="false"/>
    </style:style>
    <style:style style:name="ro16" style:family="table-row">
      <style:table-row-properties style:row-height="2.143cm" fo:break-before="auto" style:use-optimal-row-height="false"/>
    </style:style>
    <style:style style:name="ro17" style:family="table-row">
      <style:table-row-properties style:row-height="3.016cm" fo:break-before="auto" style:use-optimal-row-height="false"/>
    </style:style>
    <style:style style:name="ro18" style:family="table-row">
      <style:table-row-properties style:row-height="2.196cm" fo:break-before="auto" style:use-optimal-row-height="false"/>
    </style:style>
    <style:style style:name="ro19" style:family="table-row">
      <style:table-row-properties style:row-height="1.06cm" fo:break-before="auto" style:use-optimal-row-height="false"/>
    </style:style>
    <style:style style:name="ro20" style:family="table-row">
      <style:table-row-properties style:row-height="3.944cm" fo:break-before="auto" style:use-optimal-row-height="false"/>
    </style:style>
    <style:style style:name="ro21" style:family="table-row">
      <style:table-row-properties style:row-height="4.078cm" fo:break-before="auto" style:use-optimal-row-height="false"/>
    </style:style>
    <style:style style:name="ro22" style:family="table-row">
      <style:table-row-properties style:row-height="4.045cm" fo:break-before="auto" style:use-optimal-row-height="false"/>
    </style:style>
    <style:style style:name="ro23" style:family="table-row">
      <style:table-row-properties style:row-height="4.21cm" fo:break-before="auto" style:use-optimal-row-height="false"/>
    </style:style>
    <style:style style:name="ro24" style:family="table-row">
      <style:table-row-properties style:row-height="3.646cm" fo:break-before="auto" style:use-optimal-row-height="false"/>
    </style:style>
    <style:style style:name="ro25" style:family="table-row">
      <style:table-row-properties style:row-height="3.447cm" fo:break-before="auto" style:use-optimal-row-height="false"/>
    </style:style>
    <style:style style:name="ro26" style:family="table-row">
      <style:table-row-properties style:row-height="0.423cm" fo:break-before="auto" style:use-optimal-row-height="true"/>
    </style:style>
    <style:style style:name="ro27" style:family="table-row">
      <style:table-row-properties style:row-height="1.325cm" fo:break-before="auto" style:use-optimal-row-height="false"/>
    </style:style>
    <style:style style:name="ro28" style:family="table-row">
      <style:table-row-properties style:row-height="1.625cm" fo:break-before="auto" style:use-optimal-row-height="false"/>
    </style:style>
    <style:style style:name="ro29" style:family="table-row">
      <style:table-row-properties style:row-height="1.591cm" fo:break-before="auto" style:use-optimal-row-height="false"/>
    </style:style>
    <style:style style:name="ro30" style:family="table-row">
      <style:table-row-properties style:row-height="1.49cm" fo:break-before="auto" style:use-optimal-row-height="false"/>
    </style:style>
    <style:style style:name="ro31" style:family="table-row">
      <style:table-row-properties style:row-height="1.425cm" fo:break-before="auto" style:use-optimal-row-height="false"/>
    </style:style>
    <style:style style:name="ro32" style:family="table-row">
      <style:table-row-properties style:row-height="1.79cm" fo:break-before="auto" style:use-optimal-row-height="false"/>
    </style:style>
    <style:style style:name="ro33" style:family="table-row">
      <style:table-row-properties style:row-height="2.055cm" fo:break-before="auto" style:use-optimal-row-height="false"/>
    </style:style>
    <style:style style:name="ro34" style:family="table-row">
      <style:table-row-properties style:row-height="1.988cm" fo:break-before="auto" style:use-optimal-row-height="false"/>
    </style:style>
    <style:style style:name="ro35" style:family="table-row">
      <style:table-row-properties style:row-height="1.19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Excel_20_Built-in_20_Explanatory_20_Text" style:data-style-name="N0">
      <style:table-cell-properties fo:background-color="#99ff66" style:cell-protect="protected" style:print-content="true" style:text-align-source="fix" style:repeat-content="false" fo:border="0.002cm solid #3f3f3f" style:vertical-align="middle"/>
      <style:paragraph-properties fo:text-align="center"/>
      <style:text-properties fo:color="#3f3f3f" style:font-name="Calibri" fo:font-weight="bold" style:font-name-asian="Calibri" style:font-weight-asian="bold" style:font-name-complex="Calibri" style:font-weight-complex="bold"/>
    </style:style>
    <style:style style:name="ce4" style:family="table-cell" style:parent-style-name="Default" style:data-style-name="N0">
      <style:table-cell-properties fo:border-bottom="none" fo:background-color="#ffffff" style:text-align-source="fix" style:repeat-content="false" fo:border-left="0.002cm solid #000000" fo:border-right="none" fo:border-top="0.002cm solid #000000" style:vertical-align="automatic"/>
      <style:paragraph-properties fo:text-align="center"/>
      <style:text-properties fo:color="#cc0000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order-bottom="0.002cm solid #000000" fo:background-color="#33cc66" style:text-align-source="fix" style:repeat-content="false" fo:border-left="0.002cm solid #000000" fo:border-right="none" fo:border-top="0.002cm solid #000000" style:vertical-align="automatic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able-cell-properties fo:border-bottom="0.002cm solid #000000" fo:background-color="#ffff99" style:text-align-source="fix" style:repeat-content="false" fo:border-left="0.002cm solid #000000" fo:border-right="none" fo:border-top="0.002cm solid #000000" style:vertical-align="automatic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able-cell-properties fo:border-bottom="0.002cm solid #000000" fo:background-color="#ffffff" style:text-align-source="fix" style:repeat-content="false" fo:border-left="0.002cm solid #000000" fo:border-right="none" fo:border-top="0.002cm solid #000000" style:vertical-align="automatic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0">
      <style:table-cell-properties fo:border-bottom="0.002cm solid #000000" fo:background-color="#99ff99" style:text-align-source="fix" style:repeat-content="false" fo:border-left="none" fo:border-right="none" fo:border-top="none" style:vertical-align="middle"/>
      <style:paragraph-properties fo:text-align="center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9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start" fo:margin-left="0cm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0" style:family="table-cell" style:parent-style-name="Default" style:data-style-name="N0">
      <style:table-cell-properties fo:border-bottom="none" fo:background-color="#ffffff" style:text-align-source="fix" style:repeat-content="false" fo:border-left="none" fo:border-right="none" fo:border-top="0.002cm solid #000000" style:vertical-align="automatic"/>
      <style:paragraph-properties fo:text-align="start" fo:margin-left="0cm"/>
      <style:text-properties fo:color="#cc0000" style:font-name="Calibri" fo:font-weight="bold" style:font-name-asian="Calibri" style:font-weight-asian="bold" style:font-name-complex="Calibri" style:font-weight-complex="bold"/>
    </style:style>
    <style:style style:name="ce11" style:family="table-cell" style:parent-style-name="Default" style:data-style-name="N0">
      <style:table-cell-properties fo:border-bottom="0.002cm solid #000000" fo:background-color="#33cc66" fo:border-left="none" fo:border-right="none" fo:border-top="0.002cm solid #000000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fo:border-bottom="0.002cm solid #000000" fo:background-color="#33cc66" fo:border-left="none" fo:border-right="none" fo:border-top="0.002cm solid #000000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0">
      <style:table-cell-properties fo:border-bottom="0.002cm solid #000000" fo:background-color="#ffff99" fo:border-left="none" fo:border-right="none" fo:border-top="0.002cm solid #000000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0">
      <style:table-cell-properties fo:border-bottom="0.002cm solid #000000" fo:background-color="#ffffff" fo:border-left="none" fo:border-right="none" fo:border-top="0.002cm solid #000000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3.882cm"/>
      <style:text-properties fo:color="#000000" style:font-name="Times New Roman" fo:font-size="7pt" style:font-name-asian="Times New Roman1" style:font-size-asian="7pt" style:font-name-complex="Times New Roman1" style:font-size-complex="7pt"/>
    </style:style>
    <style:style style:name="ce16" style:family="table-cell" style:parent-style-name="Default" style:data-style-name="N0">
      <style:table-cell-properties fo:background-color="#ffffff" style:text-align-source="fix" style:repeat-content="false" fo:border="0.002cm solid #000000" style:vertical-align="middle"/>
      <style:paragraph-properties fo:text-align="start" fo:margin-left="0cm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17" style:family="table-cell" style:parent-style-name="Default" style:data-style-name="N0">
      <style:table-cell-properties fo:background-color="#ffffff" fo:border="0.002cm solid #000000" style:vertical-align="middle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18" style:family="table-cell" style:parent-style-name="Default" style:data-style-name="N0">
      <style:table-cell-properties fo:border-bottom="none" fo:background-color="#ffffff" fo:border-left="none" fo:border-right="none" fo:border-top="0.002cm solid #000000"/>
      <style:text-properties fo:color="#cc0000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0">
      <style:table-cell-properties fo:border-bottom="0.002cm solid #000000" fo:background-color="#33cc66" fo:border-left="none" fo:border-right="none" fo:border-top="0.002cm solid #000000"/>
      <style:text-properties fo:color="#000000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able-cell-properties fo:border-bottom="0.002cm solid #000000" fo:background-color="#ffff99" fo:border-left="none" fo:border-right="none" fo:border-top="0.002cm solid #000000"/>
      <style:text-properties fo:color="#000000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0">
      <style:table-cell-properties fo:border-bottom="0.002cm solid #000000" fo:background-color="#ffffff" fo:border-left="none" fo:border-right="none" fo:border-top="0.002cm solid #000000"/>
      <style:text-properties fo:color="#000000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fo:border-bottom="none" fo:background-color="#ffffff" fo:border-left="none" fo:border-right="0.002cm solid #000000" fo:border-top="0.002cm solid #000000"/>
      <style:text-properties fo:color="#cc0000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0">
      <style:table-cell-properties fo:border-bottom="0.002cm solid #000000" fo:background-color="#33cc66" fo:border-left="none" fo:border-right="0.002cm solid #000000" fo:border-top="0.002cm solid #000000"/>
      <style:text-properties fo:color="#000000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0">
      <style:table-cell-properties fo:border-bottom="0.002cm solid #000000" fo:background-color="#ffff99" fo:border-left="none" fo:border-right="0.002cm solid #000000" fo:border-top="0.002cm solid #000000"/>
      <style:text-properties fo:color="#000000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0">
      <style:table-cell-properties fo:border-bottom="0.002cm solid #000000" fo:background-color="#ffffff" fo:border-left="none" fo:border-right="0.002cm solid #000000" fo:border-top="0.002cm solid #000000"/>
      <style:text-properties fo:color="#000000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0">
      <style:table-cell-properties fo:background-color="#33cc66"/>
    </style:style>
    <style:style style:name="ce27" style:family="table-cell" style:parent-style-name="Default" style:data-style-name="N0">
      <style:table-cell-properties fo:background-color="#ffff99"/>
    </style:style>
    <style:style style:name="ce28" style:family="table-cell" style:parent-style-name="Default" style:data-style-name="N0">
      <style:table-cell-properties fo:background-color="#ff9966"/>
    </style:style>
    <style:style style:name="ce29" style:family="table-cell" style:parent-style-name="Default" style:data-style-name="N0">
      <style:table-cell-properties fo:background-color="#33cc66" fo:border="0.018cm solid #000000"/>
    </style:style>
    <style:style style:name="ce30" style:family="table-cell" style:parent-style-name="Default" style:data-style-name="N0">
      <style:table-cell-properties fo:background-color="#ffff99" fo:border="0.018cm solid #000000"/>
    </style:style>
    <style:style style:name="ce31" style:family="table-cell" style:parent-style-name="Default" style:data-style-name="N0">
      <style:table-cell-properties fo:border="0.018cm solid #000000"/>
    </style:style>
    <style:style style:name="ce32" style:family="table-cell" style:parent-style-name="Default" style:data-style-name="N0">
      <style:table-cell-properties fo:border-bottom="0.002cm solid #000000" fo:background-color="#ff3333" style:text-align-source="fix" style:repeat-content="false" fo:border-left="0.002cm solid #000000" fo:border-right="none" fo:border-top="0.002cm solid #000000" style:vertical-align="automatic"/>
      <style:paragraph-properties fo:text-align="center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33" style:family="table-cell" style:parent-style-name="Default" style:data-style-name="N0">
      <style:table-cell-properties fo:background-color="#33cc66" style:text-align-source="fix" style:repeat-content="false" style:vertical-align="middle"/>
      <style:paragraph-properties fo:text-align="start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0">
      <style:table-cell-properties fo:background-color="#33cc66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0">
      <style:table-cell-properties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0">
      <style:table-cell-properties style:vertical-align="middle"/>
      <style:text-properties fo:color="#000000" fo:font-size="9pt" fo:font-weight="bold" style:font-size-asian="9pt" style:font-weight-asian="bold" style:font-size-complex="9pt" style:font-weight-complex="bold"/>
    </style:style>
    <style:style style:name="ce37" style:family="table-cell" style:parent-style-name="Default" style:data-style-name="N0">
      <style:table-cell-properties fo:border-bottom="0.002cm solid #000000" fo:background-color="#99ff99" style:text-align-source="fix" style:repeat-content="false" fo:border-left="none" fo:border-right="none" fo:border-top="0.002cm solid #000000" style:vertical-align="automatic"/>
      <style:paragraph-properties fo:text-align="center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38" style:family="table-cell" style:parent-style-name="Default" style:data-style-name="N0">
      <style:table-cell-properties fo:background-color="#ffffff" fo:wrap-option="wrap" style:vertical-align="middle"/>
      <style:text-properties fo:color="#00ae00" style:font-name="Calibri" style:font-name-asian="Calibri" style:font-name-complex="Calibri"/>
    </style:style>
    <style:style style:name="ce39" style:family="table-cell" style:parent-style-name="Default" style:data-style-name="N0">
      <style:table-cell-properties fo:wrap-option="wrap" style:vertical-align="middle"/>
      <style:text-properties fo:color="#00ae00" style:font-name="Calibri" style:font-name-asian="Calibri" style:font-name-complex="Calibri"/>
    </style:style>
    <style:style style:name="ce40" style:family="table-cell" style:parent-style-name="Default" style:data-style-name="N0">
      <style:table-cell-properties fo:background-color="#ffffff" fo:wrap-option="wrap" style:vertical-align="middle"/>
      <style:text-properties fo:color="#000000" style:font-name="Calibri" style:font-name-asian="Calibri" style:font-name-complex="Calibri"/>
    </style:style>
    <style:style style:name="ce41" style:family="table-cell" style:parent-style-name="Default" style:data-style-name="N0">
      <style:table-cell-properties fo:border-bottom="0.002cm solid #000000" fo:background-color="#ff9966" fo:border-left="none" fo:border-right="none" fo:border-top="0.002cm solid #000000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 style:data-style-name="N0">
      <style:table-cell-properties fo:wrap-option="wrap" style:vertical-align="middle"/>
      <style:text-properties fo:color="#000000" style:font-name="Calibri" style:font-name-asian="Calibri" style:font-name-complex="Calibri"/>
    </style:style>
    <style:style style:name="ce43" style:family="table-cell" style:parent-style-name="Default" style:data-style-name="N0">
      <style:table-cell-properties fo:border-bottom="0.002cm solid #000000" fo:background-color="#ffff00" fo:border-left="none" fo:border-right="none" fo:border-top="0.002cm solid #000000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 style:data-style-name="N0">
      <style:table-cell-properties fo:background-color="#ffff00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 style:data-style-name="N0">
      <style:table-cell-properties fo:background-color="#ffffff" fo:wrap-option="wrap" style:vertical-align="middle"/>
      <style:text-properties style:font-name="Calibri" style:font-name-asian="Calibri" style:font-name-complex="Calibri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7" style:family="table-cell" style:parent-style-name="Default">
      <style:table-cell-properties style:vertical-align="middle"/>
    </style:style>
    <style:style style:name="ce48" style:family="table-cell" style:parent-style-name="Default">
      <style:table-cell-properties fo:border="0.018cm solid #000000"/>
    </style:style>
    <style:style style:name="ce49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  <style:text-properties fo:font-size="13pt" style:font-size-asian="13pt" style:font-size-complex="13pt"/>
    </style:style>
    <style:style style:name="ce50" style:family="table-cell" style:parent-style-name="Default">
      <style:table-cell-properties style:text-align-source="fix" style:repeat-content="false" fo:border="0.018cm solid #000000" style:vertical-align="middl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</style:style>
    <style:style style:name="T1" style:family="text">
      <style:text-properties fo:color="#00ae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" style:family="text">
      <style:text-properties fo:color="#ff9966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cklog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6" table:default-cell-style-name="ce1"/>
        <table:table-column table:style-name="co6" table:default-cell-style-name="ce1"/>
        <table:table-row table:style-name="ro1">
          <table:table-cell/>
          <table:table-cell table:style-name="ce3" office:value-type="string" table:number-columns-spanned="6" table:number-rows-spanned="2">
            <text:p>BACKLOG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covered-table-cell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>
            <text:p>N °</text:p>
          </table:table-cell>
          <table:table-cell table:style-name="ce10" office:value-type="string">
            <text:p>Description</text:p>
          </table:table-cell>
          <table:table-cell table:style-name="ce18" office:value-type="string">
            <text:p>Priorité</text:p>
          </table:table-cell>
          <table:table-cell table:style-name="ce22" office:value-type="string">
            <text:p>Difficulté</text:p>
          </table:table-cell>
          <table:table-cell table:style-name="ce22" office:value-type="string">
            <text:p>Dépendances</text:p>
          </table:table-cell>
          <table:table-cell table:style-name="ce22" office:value-type="string">
            <text:p>Sprint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5" office:value-type="float" office:value="1">
            <text:p>1</text:p>
          </table:table-cell>
          <table:table-cell table:style-name="ce11" office:value-type="string">
            <text:p>En tant que «User» j'aimerais avoir un espace de connexion dans l'objectif d'avoir un système de hiérarchie</text:p>
          </table:table-cell>
          <table:table-cell table:style-name="ce19" office:value-type="string">
            <text:p>A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9" office:value-type="float" office:value="1">
            <text:p>1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5" office:value-type="float" office:value="2">
            <text:p>2</text:p>
          </table:table-cell>
          <table:table-cell table:style-name="ce12" office:value-type="string">
            <text:p>En tant que « Product Owner » j'aimerais avoir une interface permettant de gérer le backlog</text:p>
          </table:table-cell>
          <table:table-cell table:style-name="ce19" office:value-type="string">
            <text:p>A</text:p>
          </table:table-cell>
          <table:table-cell table:style-name="ce23" office:value-type="float" office:value="5">
            <text:p>5</text:p>
          </table:table-cell>
          <table:table-cell table:style-name="ce23"/>
          <table:table-cell table:style-name="ce29" office:value-type="float" office:value="1">
            <text:p>1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5" office:value-type="float" office:value="3">
            <text:p>3</text:p>
          </table:table-cell>
          <table:table-cell table:style-name="ce12" office:value-type="string">
            <text:p>En tant que « Scrum Master » j'aimerais diviser une user story en une ou plusieurs tâches</text:p>
          </table:table-cell>
          <table:table-cell table:style-name="ce19" office:value-type="string">
            <text:p>A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9" office:value-type="float" office:value="1">
            <text:p>1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5" office:value-type="float" office:value="4">
            <text:p>4</text:p>
          </table:table-cell>
          <table:table-cell table:style-name="ce12" office:value-type="string">
            <text:p>En tant que "Product owner/Scrum Master" j'aimerais que le diagramme de Gantt soit généré automatiquement à partir des tâches d'un sprint</text:p>
          </table:table-cell>
          <table:table-cell table:style-name="ce19" office:value-type="string">
            <text:p>A</text:p>
          </table:table-cell>
          <table:table-cell table:style-name="ce23" office:value-type="float" office:value="5">
            <text:p>5</text:p>
          </table:table-cell>
          <table:table-cell table:style-name="ce23"/>
          <table:table-cell table:style-name="ce29" office:value-type="float" office:value="1">
            <text:p>1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5" office:value-type="float" office:value="5">
            <text:p>5</text:p>
          </table:table-cell>
          <table:table-cell table:style-name="ce12" office:value-type="string">
            <text:p>En tant que « Product Owner » avoir accès au diagramme de burndown</text:p>
          </table:table-cell>
          <table:table-cell table:style-name="ce19" office:value-type="string">
            <text:p>A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9" office:value-type="float" office:value="1">
            <text:p>1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5" office:value-type="float" office:value="6">
            <text:p>6</text:p>
          </table:table-cell>
          <table:table-cell table:style-name="ce12" office:value-type="string">
            <text:p>En tant que « Product Owner » j'aimerais assigner un ou plusieurs Scrum Master à un projet</text:p>
          </table:table-cell>
          <table:table-cell table:style-name="ce19" office:value-type="string">
            <text:p>A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5" office:value-type="float" office:value="8">
            <text:p>8</text:p>
          </table:table-cell>
          <table:table-cell table:style-name="ce12" office:value-type="string">
            <text:p>En tant que « Product Owner » j'aimerais pouvoir associer une liste de user stories à un « Scrum Master »</text:p>
          </table:table-cell>
          <table:table-cell table:style-name="ce19" office:value-type="string">
            <text:p>A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9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5" office:value-type="float" office:value="9">
            <text:p>9</text:p>
          </table:table-cell>
          <table:table-cell table:style-name="ce12" office:value-type="string">
            <text:p>En tant que « Scrum Master » j'aimerais pouvoir créer des dépendances entre les tâches.</text:p>
          </table:table-cell>
          <table:table-cell table:style-name="ce19" office:value-type="string">
            <text:p>A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9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5" office:value-type="float" office:value="10">
            <text:p>10</text:p>
          </table:table-cell>
          <table:table-cell table:style-name="ce12" office:value-type="string">
            <text:p>En tant que « Scrum Master » j'aimerais associer un dev à une tâche</text:p>
          </table:table-cell>
          <table:table-cell table:style-name="ce19" office:value-type="string">
            <text:p>A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9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5" office:value-type="float" office:value="11">
            <text:p>11</text:p>
          </table:table-cell>
          <table:table-cell table:style-name="ce12" office:value-type="string">
            <text:p>En tant que « Scrum Master/Scrum Team » j'aimerais avoir la liste des commits de chaque tâche</text:p>
          </table:table-cell>
          <table:table-cell table:style-name="ce19" office:value-type="string">
            <text:p>A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5" office:value-type="float" office:value="13">
            <text:p>13</text:p>
          </table:table-cell>
          <table:table-cell table:style-name="ce12" office:value-type="string">
            <text:p>En tant que « Product owner/Scrum Master » j'aimerais que le diagramme de PERT soit généré automatiquement à partir de la liste des taches d'un sprint</text:p>
          </table:table-cell>
          <table:table-cell table:style-name="ce19" office:value-type="string">
            <text:p>A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9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5" office:value-type="float" office:value="19">
            <text:p>19</text:p>
          </table:table-cell>
          <table:table-cell table:style-name="ce12" office:value-type="string">
            <text:p>En tant que « Scrum Master » j'aimerais notifier le Product Owner à la fin de Sprint</text:p>
          </table:table-cell>
          <table:table-cell table:style-name="ce19" office:value-type="string">
            <text:p>B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9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5" office:value-type="float" office:value="22">
            <text:p>22</text:p>
          </table:table-cell>
          <table:table-cell table:style-name="ce12" office:value-type="string">
            <text:p>En tant que «Scrum Team » j'aimerais notifier le Scrum Master à la fin de chaque tâche pour qu'il puisse les valider</text:p>
          </table:table-cell>
          <table:table-cell table:style-name="ce19" office:value-type="string">
            <text:p>C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9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6" office:value-type="float" office:value="7">
            <text:p>7</text:p>
          </table:table-cell>
          <table:table-cell table:style-name="ce13" office:value-type="string">
            <text:p>En tant que « Procuct Owner » j'aimerais associer un sprint à un « Scrum Master » </text:p>
          </table:table-cell>
          <table:table-cell table:style-name="ce20" office:value-type="string">
            <text:p>A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30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6" office:value-type="float" office:value="12">
            <text:p>12</text:p>
          </table:table-cell>
          <table:table-cell table:style-name="ce13" office:value-type="string">
            <text:p>En tant que « Scrum Master » j'aimerais avoir une interface pour gérer le Kanban.</text:p>
          </table:table-cell>
          <table:table-cell table:style-name="ce20" office:value-type="string">
            <text:p>A</text:p>
          </table:table-cell>
          <table:table-cell table:style-name="ce24" office:value-type="float" office:value="5">
            <text:p>5</text:p>
          </table:table-cell>
          <table:table-cell table:style-name="ce24"/>
          <table:table-cell table:style-name="ce30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6" office:value-type="float" office:value="14">
            <text:p>14</text:p>
          </table:table-cell>
          <table:table-cell table:style-name="ce13" office:value-type="string">
            <text:p>En tant que «Scrum Team» j'aimerais avoir l'accès au Kanban afin de gérer mes tâches</text:p>
          </table:table-cell>
          <table:table-cell table:style-name="ce20" office:value-type="string">
            <text:p>A</text:p>
          </table:table-cell>
          <table:table-cell table:number-columns-repeated="2" table:style-name="ce24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/>
          <table:table-cell table:style-name="ce6" office:value-type="float" office:value="15">
            <text:p>15</text:p>
          </table:table-cell>
          <table:table-cell table:style-name="ce13" office:value-type="string">
            <text:p>En tant que « Scrum Master » j'aimerais avoir une interface pour gérer la Scrum Team</text:p>
          </table:table-cell>
          <table:table-cell table:style-name="ce20" office:value-type="string">
            <text:p>A</text:p>
          </table:table-cell>
          <table:table-cell table:style-name="ce24" office:value-type="float" office:value="2">
            <text:p>2</text:p>
          </table:table-cell>
          <table:table-cell table:style-name="ce24"/>
          <table:table-cell table:style-name="ce30" office:value-type="float" office:value="4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6">
            <text:p>16</text:p>
          </table:table-cell>
          <table:table-cell table:style-name="ce13" office:value-type="string">
            <text:p>En tant que « Scrum Master » j'aimerais valider une ou plusieurs tâches</text:p>
          </table:table-cell>
          <table:table-cell table:style-name="ce20" office:value-type="string">
            <text:p>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30" office:value-type="float" office:value="4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7">
            <text:p>17</text:p>
          </table:table-cell>
          <table:table-cell table:style-name="ce13" office:value-type="string">
            <text:p>En tant que « Scrum Master » je souhaite générer automatiquement les sprints à partir du backlog et des affectations des US</text:p>
          </table:table-cell>
          <table:table-cell table:style-name="ce20" office:value-type="string">
            <text:p>A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30" office:value-type="float" office:value="4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8">
            <text:p>18</text:p>
          </table:table-cell>
          <table:table-cell table:style-name="ce14" office:value-type="string">
            <text:p>En tant que « Product Owner » j'aimerais avoir une interface permettant de créer un ou plusieurs projets</text:p>
          </table:table-cell>
          <table:table-cell table:style-name="ce21" office:value-type="string">
            <text:p>B</text:p>
          </table:table-cell>
          <table:table-cell table:style-name="ce25" office:value-type="float" office:value="3">
            <text:p>3</text:p>
          </table:table-cell>
          <table:table-cell table:style-name="ce25"/>
          <table:table-cell table:style-name="ce31"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20">
            <text:p>20</text:p>
          </table:table-cell>
          <table:table-cell table:style-name="ce14" office:value-type="string">
            <text:p>En tant que « Scrum Master » j'aimerais notifier le Product Owner afin de proposer une dépendance et une difficulté à une ou plusieurs User Story</text:p>
          </table:table-cell>
          <table:table-cell table:style-name="ce21" office:value-type="string">
            <text:p>C</text:p>
          </table:table-cell>
          <table:table-cell table:number-columns-repeated="2" table:style-name="ce25" office:value-type="float" office:value="2">
            <text:p>2</text:p>
          </table:table-cell>
          <table:table-cell table:style-name="ce31"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21">
            <text:p>21</text:p>
          </table:table-cell>
          <table:table-cell table:style-name="ce14" office:value-type="string">
            <text:p>En tant que « Product Owner » j'aimerais pouvoir associé une difficulté et une dépendance à chaque User Story en fonction des propositions des Scrum Masters</text:p>
          </table:table-cell>
          <table:table-cell table:style-name="ce21" office:value-type="string">
            <text:p>C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20">
            <text:p>20</text:p>
          </table:table-cell>
          <table:table-cell table:style-name="ce31"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/>
          <table:table-cell table:number-columns-repeated="1021"/>
        </table:table-row>
        <table:table-row table:style-name="ro1">
          <table:table-cell/>
          <table:table-cell table:style-name="ce8" office:value-type="string" table:number-columns-spanned="2" table:number-rows-spanned="2">
            <text:p>Sprints</text:p>
          </table:table-cell>
          <table:covered-table-cell/>
          <table:table-cell/>
          <table:table-cell table:style-name="ce26"/>
          <table:table-cell office:value-type="string">
            <text:p>FAIT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/>
          <table:table-cell/>
          <table:table-cell table:style-name="ce27"/>
          <table:table-cell office:value-type="string">
            <text:p>A FAIR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9" office:value-type="string">
            <text:p>Sprint 1</text:p>
          </table:table-cell>
          <table:table-cell table:style-name="ce16" office:value-type="string">
            <text:p>1, 2, 3, 4, 5</text:p>
          </table:table-cell>
          <table:table-cell table:style-name="ce2"/>
          <table:table-cell table:style-name="ce28"/>
          <table:table-cell table:style-name="ce2" office:value-type="string">
            <text:p>EN COURS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9" office:value-type="string">
            <text:p>Sprint 2</text:p>
          </table:table-cell>
          <table:table-cell table:style-name="ce17" office:value-type="string">
            <text:p>6, 8, 11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9" office:value-type="string">
            <text:p>Sprint 3</text:p>
          </table:table-cell>
          <table:table-cell table:style-name="ce16" office:value-type="string">
            <text:p><text:s/>9, 10, 13 , 19,22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9" office:value-type="string">
            <text:p>Sprint 4</text:p>
          </table:table-cell>
          <table:table-cell table:style-name="ce16" office:value-type="string">
            <text:p>7,12,14,15, 16, 17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9" office:value-type="string">
            <text:p>Sprint 5</text:p>
          </table:table-cell>
          <table:table-cell table:style-name="ce16" office:value-type="string">
            <text:p>18,20, 21 + US techniques ( intégration + tests ) + vue</text:p>
          </table:table-cell>
          <table:table-cell table:style-name="ce2"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9">
          <table:table-cell/>
          <table:table-cell table:style-name="Default" table:number-columns-repeated="5"/>
          <table:table-cell table:number-columns-repeated="1018"/>
        </table:table-row>
        <table:table-row table:style-name="ro1" table:number-rows-repeated="65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_1" table:style-name="ta2">
        <table:table-column table:style-name="co7" table:default-cell-style-name="ce1"/>
        <table:table-column table:style-name="co8" table:default-cell-style-name="ce1"/>
        <table:table-column table:style-name="co9" table:number-columns-repeated="1021" table:default-cell-style-name="ce1"/>
        <table:table-column table:style-name="co6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32" office:value-type="string">
            <text:p>User story</text:p>
          </table:table-cell>
          <table:table-cell table:style-name="ce37" office:value-type="string">
            <text:p>Taches</text:p>
          </table:table-cell>
          <table:table-cell table:number-columns-repeated="1022"/>
        </table:table-row>
        <table:table-row table:style-name="ro2">
          <table:table-cell table:style-name="ce33" office:value-type="string">
            <text:p>En tant que «User» j'aimerais avoir un espace de connexion dans l'objectif d'avoir un système de hiérarchie</text:p>
          </table:table-cell>
          <table:table-cell table:style-name="ce38" office:value-type="string">
            <text:p><text:span text:style-name="T1">1) Table (0.5)</text:span></text:p>
            <text:p><text:span text:style-name="T1">2) View (1)</text:span></text:p>
            <text:p><text:span text:style-name="T1">3) Système de session (1) [1]</text:span></text:p>
            <text:p><text:span text:style-name="T1">4) Tests E2E (0.5) [1, 2, 3]</text:span></text:p>
          </table:table-cell>
          <table:table-cell table:number-columns-repeated="1022"/>
        </table:table-row>
        <table:table-row table:style-name="ro3">
          <table:table-cell table:style-name="ce34" office:value-type="string">
            <text:p>En tant que « Scrum Master » j'aimerais diviser une user story en une ou plusieurs tâches</text:p>
          </table:table-cell>
          <table:table-cell table:style-name="ce39" office:value-type="string">
            <text:p><text:span text:style-name="T1">5) Table (0.5)</text:span></text:p>
            <text:p><text:span text:style-name="T1">6) view (1)</text:span></text:p>
            <text:p><text:span text:style-name="T1">7) Création/Modification/Suppression Tâche (0.5) [5]</text:span></text:p>
            <text:p><text:span text:style-name="T1">8) Association à une US (0.5) [5]</text:span></text:p>
            <text:p><text:span text:style-name="T2">9) Tests E2E (0.5) [5, 6, 7, 8]</text:span></text:p>
          </table:table-cell>
          <table:table-cell table:number-columns-repeated="1022"/>
        </table:table-row>
        <table:table-row table:style-name="ro4">
          <table:table-cell table:style-name="ce35" office:value-type="string">
            <text:p>En tant que « Product Owner » avoir accès au diagramme de burndown</text:p>
          </table:table-cell>
          <table:table-cell table:style-name="ce40" office:value-type="string">
            <text:p><text:span text:style-name="T1">10) <text:s/>Récupération données validation, plus n°sprint , plus N°equipes associées (0.5)</text:span></text:p>
            <text:p><text:span text:style-name="T1">11) calculer le graphe par équipe , plus pour le backlog (1 )</text:span></text:p>
            <text:p><text:span text:style-name="T3">12) view (1)</text:span></text:p>
            <text:p>13) Tests E2E (0.5) [10, 11, 12, 13]</text:p>
          </table:table-cell>
          <table:table-cell table:number-columns-repeated="1022"/>
        </table:table-row>
        <table:table-row table:style-name="ro5">
          <table:table-cell table:style-name="ce36" office:value-type="string">
            <text:p>En tant que « Product Owner » j'aimerais avoir une interface permettant de gérer le backlog</text:p>
          </table:table-cell>
          <table:table-cell table:style-name="ce39" office:value-type="string">
            <text:p><text:span text:style-name="T1">15) Créer Tables (0.5)</text:span></text:p>
            <text:p><text:span text:style-name="T1">16) view (1.5)</text:span></text:p>
            <text:p><text:span text:style-name="T1">17) Ajouter/Modifier/Supprimer US (1) [15]</text:span></text:p>
            <text:p><text:span text:style-name="T1">18) Ajout Prio, difficulté, ID (0.5) <text:s/>[15]</text:span></text:p>
            <text:p><text:span text:style-name="T2">19) Tri par prio (1) [15, 18]</text:span></text:p>
            <text:p><text:span text:style-name="T2">20) Tests E2E (0.5) [15, 16, 17, 18, 19]</text:span></text:p>
          </table:table-cell>
          <table:table-cell table:number-columns-repeated="1022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2" table:style-name="ta3">
        <table:table-column table:style-name="co10" table:default-cell-style-name="ce1"/>
        <table:table-column table:style-name="co11" table:default-cell-style-name="ce1"/>
        <table:table-column table:style-name="co6" table:number-columns-repeated="1022" table:default-cell-style-name="ce1"/>
        <table:table-row table:style-name="ro1">
          <table:table-cell table:style-name="ce32" office:value-type="string">
            <text:p>User story</text:p>
          </table:table-cell>
          <table:table-cell table:style-name="ce37" office:value-type="string">
            <text:p>Taches</text:p>
          </table:table-cell>
          <table:table-cell table:number-columns-repeated="1022"/>
        </table:table-row>
        <table:table-row table:style-name="ro6">
          <table:table-cell table:style-name="ce41" office:value-type="string">
            <text:p>En tant que « Product Owner » avoir accès au diagramme de burndown</text:p>
          </table:table-cell>
          <table:table-cell table:style-name="ce40" office:value-type="string">
            <text:p><text:span text:style-name="T1">1-10) <text:s/>Récupération données validation, plus n°sprint , plus N°equipes associées (0.5)</text:span></text:p>
            <text:p><text:span text:style-name="T1">1-11) calculer le graphe par équipe , plus pour le backlog (1 )</text:span></text:p>
            <text:p><text:span text:style-name="T3">1-12) view (1)</text:span></text:p>
            <text:p>1-13) Tests E2E (0.5) [10, 11, 12, 13]</text:p>
          </table:table-cell>
          <table:table-cell table:number-columns-repeated="1022"/>
        </table:table-row>
        <table:table-row table:style-name="ro7">
          <table:table-cell table:style-name="ce13" office:value-type="string">
            <text:p>En tant que « Product Owner » j'aimerais assigner un ou plusieurs Scrum Master à un projet</text:p>
          </table:table-cell>
          <table:table-cell table:style-name="ce40" office:value-type="string">
            <text:p>2-1) Récupérer les SM (0.2)</text:p>
            <text:p>2-2) Récupérer les projets (0.2)</text:p>
            <text:p>2-3) Assigner un Projet à un SM (0.1) [2-1 , 2-2]</text:p>
            <text:p>2-4) Vue (0,2) [2-1 ,2-2 ]</text:p>
            <text:p>2-5) Test E2E (0.3)</text:p>
          </table:table-cell>
          <table:table-cell table:number-columns-repeated="1022"/>
        </table:table-row>
        <table:table-row table:style-name="ro8">
          <table:table-cell table:style-name="ce13" office:value-type="string">
            <text:p>En tant que « Procuct Owner » j'aimerais associer un sprint à un « Scrum Master » </text:p>
          </table:table-cell>
          <table:table-cell table:style-name="ce42" office:value-type="string">
            <text:p>2-6) Récupérer les sprint (0.2)</text:p>
            <text:p>2-7) Associer un sprint à un SM (0.1) [2-1 , 2-6]</text:p>
            <text:p>2-8) Vue (0,4) [1 , 6 ]</text:p>
            <text:p>2-9) Test E2E (0.3)</text:p>
          </table:table-cell>
          <table:table-cell table:number-columns-repeated="1022"/>
        </table:table-row>
        <table:table-row table:style-name="ro9">
          <table:table-cell table:style-name="ce13" office:value-type="string">
            <text:p>En tant que « Product Owner » j'aimerais pouvoir associer une liste de user stories à un « Scrum Master »</text:p>
          </table:table-cell>
          <table:table-cell table:style-name="ce40" office:value-type="string">
            <text:p><text:span text:style-name="T4">2-10) Récupérer les US (0.2)</text:span></text:p>
            <text:p><text:span text:style-name="T4">2-11) Associer une US à un SM (0.1) [2-1 , 2-10]</text:span></text:p>
            <text:p><text:span text:style-name="T4">2-12) Vue (0,4) [2-1,2-10]</text:span></text:p>
            <text:p><text:span text:style-name="T4">2-13) Test E2E (0.3)</text:span></text:p>
          </table:table-cell>
          <table:table-cell table:number-columns-repeated="1022"/>
        </table:table-row>
        <table:table-row table:style-name="ro10">
          <table:table-cell table:style-name="ce13" office:value-type="string">
            <text:p>En tant que « Scrum Master » j'aimerais pouvoir créer des dépendances entre les tâches.</text:p>
          </table:table-cell>
          <table:table-cell table:style-name="ce40" office:value-type="string">
            <text:p><text:span text:style-name="T4">2-14) Récupérer les tâches (0.2)</text:span></text:p>
            <text:p><text:span text:style-name="T4">2-15) Associer une dépendance à une tâche (0.1) [2-14]</text:span></text:p>
            <text:p><text:span text:style-name="T4">2-16) Vue (0,4) [2-14]</text:span></text:p>
            <text:p><text:span text:style-name="T4">2-17) Test E2E (0.3)</text:span></text:p>
          </table:table-cell>
          <table:table-cell table:number-columns-repeated="1022"/>
        </table:table-row>
        <table:table-row table:style-name="ro11">
          <table:table-cell table:style-name="ce13" office:value-type="string">
            <text:p>En tant que « Scrum Master » j'aimerais associer un dev à une tâche</text:p>
          </table:table-cell>
          <table:table-cell table:style-name="ce40" office:value-type="string">
            <text:p><text:span text:style-name="T4">2-18) Récupérer les développeurs (0.2)</text:span></text:p>
            <text:p><text:span text:style-name="T4">2-19) Associer une tâche à un dev (0.1) [2-14 , 2-18]</text:span></text:p>
            <text:p><text:span text:style-name="T4">2-20) Vue (0,4) [2-14, 2-18]</text:span></text:p>
            <text:p><text:span text:style-name="T4">2-21) Test E2E (0.3)</text:span></text:p>
          </table:table-cell>
          <table:table-cell table:number-columns-repeated="1022"/>
        </table:table-row>
        <table:table-row table:style-name="ro12">
          <table:table-cell table:style-name="ce13" office:value-type="string">
            <text:p>En tant que « Scrum Master/Scrum Team » j'aimerais avoir la liste des commits de chaque tâche</text:p>
          </table:table-cell>
          <table:table-cell table:style-name="ce40" office:value-type="string">
            <text:p><text:span text:style-name="T4">2-22) Créer un lien avec l'API de GIT et gérer l'identification auprès de github (1)</text:span></text:p>
            <text:p><text:span text:style-name="T4">2-23) Créer le fichier de pré-commit (1)</text:span></text:p>
            <text:p><text:span text:style-name="T4">2-24) Récupérer tous les messages des commits du projet (0.5)[2-22]</text:span></text:p>
            <text:p><text:span text:style-name="T4">2-25) parser les commits pour récupérer le(s) tag(s) de la/des tâche(s) associée(s) <text:s/>(1) [2-24]</text:span></text:p>
            <text:p><text:span text:style-name="T4">2-26) Mapper les tâches et les commits (0.5)[2-25]</text:span></text:p>
            <text:p><text:span text:style-name="T4">2-27) Vue (0.5) [2-25]</text:span></text:p>
            <text:p><text:span text:style-name="T4">2-28) Test E2E (0.5)</text:span>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3" table:style-name="ta4">
        <table:table-column table:style-name="co12" table:default-cell-style-name="ce1"/>
        <table:table-column table:style-name="co13" table:default-cell-style-name="ce1"/>
        <table:table-column table:style-name="co6" table:number-columns-repeated="1022" table:default-cell-style-name="ce1"/>
        <table:table-row table:style-name="ro1">
          <table:table-cell table:style-name="ce32" office:value-type="string">
            <text:p>User story</text:p>
          </table:table-cell>
          <table:table-cell table:style-name="ce37" office:value-type="string">
            <text:p>Taches</text:p>
          </table:table-cell>
          <table:table-cell table:number-columns-repeated="1022"/>
        </table:table-row>
        <table:table-row table:style-name="ro14">
          <table:table-cell table:style-name="ce43" office:value-type="string">
            <text:p>En tant que «Scrum Team » j'aimerais notifier le Scrum Master à la fin de chaque tâche pour qu'il puisse les valider</text:p>
          </table:table-cell>
          <table:table-cell table:style-name="ce40" office:value-type="string">
            <text:p>3-1) Interface pour envoyer une notification (0,5)</text:p>
            <text:p>3-2) Interface pour lister les notification (0,5)</text:p>
            <text:p>3-3) Interface pour recevoir la reponse (0,5)</text:p>
            <text:p>3-4) Model (Notification) (1)</text:p>
            <text:p>3-5) Test E2E (0,5)</text:p>
          </table:table-cell>
          <table:table-cell table:number-columns-repeated="1022"/>
        </table:table-row>
        <table:table-row table:style-name="ro15">
          <table:table-cell table:style-name="ce13" office:value-type="string">
            <text:p>En tant que « Procuct Owner » j'aimerais associer un sprint à un « Scrum Master » </text:p>
          </table:table-cell>
          <table:table-cell table:style-name="ce42" office:value-type="string">
            <text:p>2-6) Récupérer les sprint (0.2)</text:p>
            <text:p>2-7) Associer un sprint à un SM (0.1) [2-6]</text:p>
            <text:p>2-8) Vue (0,4)</text:p>
            <text:p>2-9) Test E2E (0.3)</text:p>
          </table:table-cell>
          <table:table-cell table:number-columns-repeated="1022"/>
        </table:table-row>
        <table:table-row table:style-name="ro16">
          <table:table-cell table:style-name="ce43" office:value-type="string">
            <text:p>En tant que « Product owner/Scrum Master » j'aimerais que le diagramme de PERT soit généré automatiquement à partir de la liste des taches d'un sprint</text:p>
          </table:table-cell>
          <table:table-cell table:style-name="ce45" office:value-type="string">
            <text:p>3-10) Récupérer les taches (0,5)</text:p>
            <text:p>3-11) Construire le graphe de pert (2) [3-10]</text:p>
            <text:p>3-12) Calculer les coûts (1) [3-11]</text:p>
            <text:p>3-13) Exporter en dot ou png (1) [3-12]</text:p>
          </table:table-cell>
          <table:table-cell table:number-columns-repeated="1022"/>
        </table:table-row>
        <table:table-row table:style-name="ro17">
          <table:table-cell table:style-name="ce13" office:value-type="string">
            <text:p>En tant que « Scrum Master » j'aimerais pouvoir créer des dépendances entre les tâches.</text:p>
          </table:table-cell>
          <table:table-cell table:style-name="ce40" office:value-type="string">
            <text:p><text:span text:style-name="T4">2-14) Récupérer les tâches (0.2)</text:span></text:p>
            <text:p><text:span text:style-name="T4">2-15) Associer une dépendance à une tâche (0.1) [2-14]</text:span></text:p>
            <text:p><text:span text:style-name="T4">2-16) Vue (0,4) [2-14]</text:span></text:p>
            <text:p><text:span text:style-name="T4">2-17) Test E2E (0.3)</text:span></text:p>
          </table:table-cell>
          <table:table-cell table:number-columns-repeated="1022"/>
        </table:table-row>
        <table:table-row table:style-name="ro18">
          <table:table-cell table:style-name="ce13" office:value-type="string">
            <text:p>En tant que « Scrum Master » j'aimerais associer un dev à une tâche</text:p>
          </table:table-cell>
          <table:table-cell table:style-name="ce45" office:value-type="string">
            <text:p>2-18) Récupérer les développeurs (0.2)</text:p>
            <text:p>2-19) Associer une tâche à un dev (0.1) [2-14 , 2-18]</text:p>
            <text:p>2-20) Vue (0,4) [2-14, 2-18]</text:p>
          </table:table-cell>
          <table:table-cell table:number-columns-repeated="1022"/>
        </table:table-row>
        <table:table-row table:style-name="ro14">
          <table:table-cell table:style-name="ce44" office:value-type="string">
            <text:p>En tant que « Scrum Master » j'aimerais notifier le Product Owner à la fin de Sprint</text:p>
          </table:table-cell>
          <table:table-cell table:style-name="ce40" office:value-type="string">
            <text:p>3-21) Interface pour envoyer une notification (0,5)</text:p>
            <text:p>3-22) Interface pour lister les notification (0,5)</text:p>
            <text:p>3-23) Interface pour recevoir la reponse (0,5)</text:p>
            <text:p>3-24) Model (Notification) (1)</text:p>
          </table:table-cell>
          <table:table-cell table:number-columns-repeated="1022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4" table:style-name="ta5" table:print="false">
        <table:table-column table:style-name="co14" table:default-cell-style-name="ce13"/>
        <table:table-column table:style-name="co15" table:default-cell-style-name="ce47"/>
        <table:table-column table:style-name="co16" table:default-cell-style-name="ce24"/>
        <table:table-row table:style-name="ro19">
          <table:table-cell table:style-name="ce32" office:value-type="string">
            <text:p>User story</text:p>
          </table:table-cell>
          <table:table-cell table:style-name="ce37" office:value-type="string">
            <text:p>Taches</text:p>
          </table:table-cell>
          <table:table-cell table:style-name="Default"/>
        </table:table-row>
        <table:table-row table:style-name="ro20">
          <table:table-cell office:value-type="string">
            <text:p>En tant que « Procuct Owner » j'aimerais associer un sprint à un « Scrum Master » </text:p>
          </table:table-cell>
          <table:table-cell table:style-name="ce46" office:value-type="string">
            <text:p>4-1) récupérer les scrum Master (0,1)</text:p>
            <text:p>4-2) Récupérer les sprint (0,1)</text:p>
            <text:p>4-3) Associer SM et sprint [4-1, 4-2 ] (0,1)</text:p>
            <text:p>4-4) Vue (0,4)</text:p>
            <text:p>4-5) Tests [4-3] (0,3)</text:p>
          </table:table-cell>
          <table:table-cell office:value-type="float" office:value="1">
            <text:p>1</text:p>
          </table:table-cell>
        </table:table-row>
        <table:table-row table:style-name="ro21">
          <table:table-cell office:value-type="string">
            <text:p>En tant que « Scrum Master » j'aimerais avoir une interface pour gérer le Kanban.</text:p>
          </table:table-cell>
          <table:table-cell office:value-type="string">
            <text:p>4-6) Récupérer le sprint associé au Kanban (0,2)</text:p>
            <text:p><text:span text:style-name="T5">4-7) Récupérer les tâches associé au sprint [4-6] (0,2)</text:span></text:p>
            <text:p>4-8) Interface d'ajout des tâches sur le kanban, liée au mode (2,5)</text:p>
            <text:p>4-9) lier la vue et le model [4-8] (2)</text:p>
            <text:p>4-10) Tests [4-9] (0,5)</text:p>
          </table:table-cell>
          <table:table-cell office:value-type="float" office:value="5">
            <text:p>5</text:p>
          </table:table-cell>
        </table:table-row>
        <table:table-row table:style-name="ro22">
          <table:table-cell office:value-type="string">
            <text:p>En tant que «Scrum Team» j'aimerais avoir l'accès au Kanban afin de gérer mes tâches</text:p>
          </table:table-cell>
          <table:table-cell office:value-type="string">
            <text:p>4-11) Interface de modification de status des tâches (1,5)</text:p>
            <text:p>4-12) Lier la vue et le model [4-11] (1)</text:p>
            <text:p>4-13) Tests [4-12] (0,5) </text:p>
          </table:table-cell>
          <table:table-cell office:value-type="float" office:value="3">
            <text:p>3</text:p>
          </table:table-cell>
        </table:table-row>
        <table:table-row table:style-name="ro23">
          <table:table-cell office:value-type="string">
            <text:p>En tant que « Scrum Master » j'aimerais avoir une interface pour gérer la Scrum Team</text:p>
          </table:table-cell>
          <table:table-cell office:value-type="string">
            <text:p>4-14) Récupérer les Développeur (0,1)</text:p>
            <text:p>4-15) associer un developpeur à une équipe [4-14] (0,3)</text:p>
            <text:p>4-16) Vue (1)</text:p>
            <text:p>4-17) Tests [4-16] (0,6)</text:p>
            <text:p/>
          </table:table-cell>
          <table:table-cell office:value-type="float" office:value="2">
            <text:p>2</text:p>
          </table:table-cell>
        </table:table-row>
        <table:table-row table:style-name="ro24">
          <table:table-cell office:value-type="string">
            <text:p>En tant que « Scrum Master » j'aimerais valider une ou plusieurs tâches</text:p>
          </table:table-cell>
          <table:table-cell office:value-type="string">
            <text:p>4-18) Récupérer les tâches dont le statut est « en cours de </text:p>
            <text:p>Validation »(0,2)</text:p>
            <text:p>4-19) interface de validation [4-18] (1,5)</text:p>
            <text:p>4-20) Tests [4-19] (0,3)</text:p>
          </table:table-cell>
          <table:table-cell office:value-type="float" office:value="2">
            <text:p>2</text:p>
          </table:table-cell>
        </table:table-row>
        <table:table-row table:style-name="ro25">
          <table:table-cell office:value-type="string">
            <text:p>En tant que « Scrum Master » je souhaite générer automatiquement les sprints à partir du backlog et des affectations des US</text:p>
          </table:table-cell>
          <table:table-cell office:value-type="string">
            <text:p>4-21) Récupérer les taches, leurs dépendances </text:p>
            <text:p>et leur difficulté. (0,4)</text:p>
            <text:p>4-22) Algorithme de Génération de sprints [4-21] (1,5)</text:p>
            <text:p>4-23) Interface de modification d'un sprint <text:s/>(1)</text:p>
            <text:p>4-24) Tests [4-22, 4-23] (0,6)</text:p>
          </table:table-cell>
          <table:table-cell office:value-type="float" office:value="3">
            <text:p>3</text:p>
          </table:table-cell>
        </table:table-row>
      </table:table>
      <table:table table:name="Gantt S3_2" table:style-name="ta5" table:print="false">
        <table:table-column table:style-name="co17" table:default-cell-style-name="Default"/>
        <table:table-column table:style-name="co18" table:default-cell-style-name="Default"/>
        <table:table-column table:style-name="co16" table:number-columns-repeated="8" table:default-cell-style-name="Default"/>
        <table:table-row table:style-name="ro1">
          <table:table-cell table:number-columns-repeated="10"/>
        </table:table-row>
        <table:table-row table:style-name="ro27">
          <table:table-cell/>
          <table:table-cell table:style-name="ce48"/>
          <table:table-cell table:style-name="ce50" office:value-type="float" office:value="0.5">
            <text:p>0,5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.5">
            <text:p>1,5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.5">
            <text:p>2,5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3.5">
            <text:p>3,5</text:p>
          </table:table-cell>
          <table:table-cell table:style-name="ce50" office:value-type="float" office:value="4">
            <text:p>4</text:p>
          </table:table-cell>
        </table:table-row>
        <table:table-row table:style-name="ro28">
          <table:table-cell/>
          <table:table-cell table:style-name="ce49" office:value-type="string">
            <text:p>Développeur 1</text:p>
          </table:table-cell>
          <table:table-cell table:style-name="ce51" office:value-type="string">
            <text:p>Tache 3-4</text:p>
          </table:table-cell>
          <table:table-cell table:style-name="ce51" office:value-type="string">
            <text:p>Tache 3-3</text:p>
          </table:table-cell>
          <table:table-cell table:style-name="ce51" office:value-type="string">
            <text:p>Tache 3-2</text:p>
          </table:table-cell>
          <table:table-cell table:style-name="ce51" office:value-type="string">
            <text:p>Tache 3-1</text:p>
          </table:table-cell>
          <table:table-cell table:style-name="ce51" office:value-type="string">
            <text:p>Tache 3-25</text:p>
          </table:table-cell>
          <table:table-cell table:style-name="ce51" office:value-type="string">
            <text:p>Tache 3-24</text:p>
          </table:table-cell>
          <table:table-cell table:style-name="ce51" office:value-type="string">
            <text:p>Tache 3-23</text:p>
          </table:table-cell>
          <table:table-cell table:style-name="ce51"/>
        </table:table-row>
        <table:table-row table:style-name="ro29">
          <table:table-cell/>
          <table:table-cell table:style-name="ce49" office:value-type="string">
            <text:p>Développeur 2</text:p>
          </table:table-cell>
          <table:table-cell table:style-name="ce51" office:value-type="string">
            <text:p>Tache 3-10</text:p>
          </table:table-cell>
          <table:table-cell table:style-name="ce51" office:value-type="string">
            <text:p>Tache 3-11</text:p>
          </table:table-cell>
          <table:table-cell table:style-name="ce51" office:value-type="string">
            <text:p>Tache 3-12</text:p>
          </table:table-cell>
          <table:table-cell table:style-name="ce51" office:value-type="string">
            <text:p>Tache 3-13</text:p>
          </table:table-cell>
          <table:table-cell table:style-name="ce51" office:value-type="string">
            <text:p>Tache 3-5</text:p>
          </table:table-cell>
          <table:table-cell table:style-name="ce51" office:value-type="string">
            <text:p>Tache 3-22</text:p>
          </table:table-cell>
          <table:table-cell table:style-name="ce51" table:number-columns-repeated="2"/>
        </table:table-row>
        <table:table-row table:style-name="ro30">
          <table:table-cell/>
          <table:table-cell table:style-name="ce49" office:value-type="string">
            <text:p>Développeur 3</text:p>
          </table:table-cell>
          <table:table-cell table:style-name="ce51" office:value-type="string">
            <text:p>Tache 2-18</text:p>
          </table:table-cell>
          <table:table-cell table:style-name="ce51" office:value-type="string">
            <text:p>Tache 2-16</text:p>
          </table:table-cell>
          <table:table-cell table:style-name="ce51" office:value-type="string">
            <text:p>Tache 2-15</text:p>
          </table:table-cell>
          <table:table-cell table:style-name="ce51" office:value-type="string">
            <text:p>Tache 2-6</text:p>
          </table:table-cell>
          <table:table-cell table:style-name="ce51" office:value-type="string">
            <text:p>Tache 2-7</text:p>
          </table:table-cell>
          <table:table-cell table:style-name="ce51" office:value-type="string">
            <text:p>Tache 2-8</text:p>
          </table:table-cell>
          <table:table-cell table:style-name="ce51" office:value-type="string">
            <text:p>Tache 2-21</text:p>
          </table:table-cell>
          <table:table-cell table:style-name="ce51"/>
        </table:table-row>
        <table:table-row table:style-name="ro29">
          <table:table-cell/>
          <table:table-cell table:style-name="ce49" office:value-type="string">
            <text:p>Développeur 4</text:p>
          </table:table-cell>
          <table:table-cell table:style-name="ce51" office:value-type="string">
            <text:p>Tache 2-14</text:p>
          </table:table-cell>
          <table:table-cell table:style-name="ce51" office:value-type="string">
            <text:p>Tache 2-19</text:p>
          </table:table-cell>
          <table:table-cell table:style-name="ce51" office:value-type="string">
            <text:p>Tache 2-20</text:p>
          </table:table-cell>
          <table:table-cell table:style-name="ce51" office:value-type="string">
            <text:p>Tache 2-17</text:p>
          </table:table-cell>
          <table:table-cell table:style-name="ce51" office:value-type="string">
            <text:p>Tache 2-10</text:p>
          </table:table-cell>
          <table:table-cell table:style-name="ce51"/>
          <table:table-cell table:style-name="ce51" office:value-type="string">
            <text:p>Tache 2-9</text:p>
          </table:table-cell>
          <table:table-cell table:style-name="ce51"/>
        </table:table-row>
        <table:table-row table:style-name="ro1" table:number-rows-repeated="6552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uille7" table:style-name="ta5" table:print="false">
        <table:table-column table:style-name="co16" table:default-cell-style-name="Default"/>
        <table:table-column table:style-name="co19" table:default-cell-style-name="ce49"/>
        <table:table-column table:style-name="co16" table:number-columns-repeated="8" table:default-cell-style-name="ce51"/>
        <table:table-row table:style-name="ro26">
          <table:table-cell/>
          <table:table-cell table:style-name="Default" table:number-columns-repeated="9"/>
        </table:table-row>
        <table:table-row table:style-name="ro31">
          <table:table-cell/>
          <table:table-cell table:style-name="ce48"/>
          <table:table-cell table:style-name="ce50" office:value-type="float" office:value="0.5">
            <text:p>0,5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.5">
            <text:p>1,5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.5">
            <text:p>2,5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3.5">
            <text:p>3,5</text:p>
          </table:table-cell>
          <table:table-cell table:style-name="ce50" office:value-type="float" office:value="4">
            <text:p>4</text:p>
          </table:table-cell>
        </table:table-row>
        <table:table-row table:style-name="ro32">
          <table:table-cell/>
          <table:table-cell office:value-type="string">
            <text:p>Développeur 1</text:p>
          </table:table-cell>
          <table:table-cell table:number-columns-repeated="8" office:value-type="string">
            <text:p>Tâche 4-</text:p>
          </table:table-cell>
        </table:table-row>
        <table:table-row table:style-name="ro33">
          <table:table-cell/>
          <table:table-cell office:value-type="string">
            <text:p>Développeur 2</text:p>
          </table:table-cell>
          <table:table-cell table:number-columns-repeated="8" office:value-type="string">
            <text:p>Tâche 4-</text:p>
          </table:table-cell>
        </table:table-row>
        <table:table-row table:style-name="ro34">
          <table:table-cell/>
          <table:table-cell office:value-type="string">
            <text:p>Développeur 3</text:p>
          </table:table-cell>
          <table:table-cell table:number-columns-repeated="8" office:value-type="string">
            <text:p>Tâche 4-</text:p>
          </table:table-cell>
        </table:table-row>
        <table:table-row table:style-name="ro35">
          <table:table-cell/>
          <table:table-cell office:value-type="string">
            <text:p>Développeur 4</text:p>
          </table:table-cell>
          <table:table-cell table:number-columns-repeated="8" office:value-type="string">
            <text:p>Tâche 4-</text:p>
          </table:table-cell>
        </table:table-row>
      </table:table>
      <table:table table:name="Gantt S3" table:style-name="ta5" table:print="false">
        <table:table-column table:style-name="co17" table:default-cell-style-name="Default"/>
        <table:table-column table:style-name="co18" table:default-cell-style-name="Default"/>
        <table:table-column table:style-name="co16" table:number-columns-repeated="8" table:default-cell-style-name="Default"/>
        <table:table-row table:style-name="ro1">
          <table:table-cell table:number-columns-repeated="10"/>
        </table:table-row>
        <table:table-row table:style-name="ro27">
          <table:table-cell/>
          <table:table-cell table:style-name="ce48"/>
          <table:table-cell table:style-name="ce50" office:value-type="float" office:value="0.5">
            <text:p>0,5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.5">
            <text:p>1,5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.5">
            <text:p>2,5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3.5">
            <text:p>3,5</text:p>
          </table:table-cell>
          <table:table-cell table:style-name="ce50" office:value-type="float" office:value="4">
            <text:p>4</text:p>
          </table:table-cell>
        </table:table-row>
        <table:table-row table:style-name="ro28">
          <table:table-cell/>
          <table:table-cell table:style-name="ce49" office:value-type="string">
            <text:p>Développeur 1</text:p>
          </table:table-cell>
          <table:table-cell table:style-name="ce51" office:value-type="string">
            <text:p>Tache 3-4</text:p>
          </table:table-cell>
          <table:table-cell table:style-name="ce51" office:value-type="string">
            <text:p>Tache 3-3</text:p>
          </table:table-cell>
          <table:table-cell table:style-name="ce51" office:value-type="string">
            <text:p>Tache 3-2</text:p>
          </table:table-cell>
          <table:table-cell table:style-name="ce51" office:value-type="string">
            <text:p>Tache 3-1</text:p>
          </table:table-cell>
          <table:table-cell table:style-name="ce51" office:value-type="string">
            <text:p>Tache 3-25</text:p>
          </table:table-cell>
          <table:table-cell table:style-name="ce51" office:value-type="string">
            <text:p>Tache 3-24</text:p>
          </table:table-cell>
          <table:table-cell table:style-name="ce51" office:value-type="string">
            <text:p>Tache 3-23</text:p>
          </table:table-cell>
          <table:table-cell table:style-name="ce51"/>
        </table:table-row>
        <table:table-row table:style-name="ro29">
          <table:table-cell/>
          <table:table-cell table:style-name="ce49" office:value-type="string">
            <text:p>Développeur 2</text:p>
          </table:table-cell>
          <table:table-cell table:style-name="ce51" office:value-type="string">
            <text:p>Tache 3-10</text:p>
          </table:table-cell>
          <table:table-cell table:style-name="ce51" office:value-type="string">
            <text:p>Tache 3-11</text:p>
          </table:table-cell>
          <table:table-cell table:style-name="ce51" office:value-type="string">
            <text:p>Tache 3-12</text:p>
          </table:table-cell>
          <table:table-cell table:style-name="ce51" office:value-type="string">
            <text:p>Tache 3-13</text:p>
          </table:table-cell>
          <table:table-cell table:style-name="ce51" office:value-type="string">
            <text:p>Tache 3-5</text:p>
          </table:table-cell>
          <table:table-cell table:style-name="ce51" office:value-type="string">
            <text:p>Tache 3-22</text:p>
          </table:table-cell>
          <table:table-cell table:style-name="ce51" table:number-columns-repeated="2"/>
        </table:table-row>
        <table:table-row table:style-name="ro30">
          <table:table-cell/>
          <table:table-cell table:style-name="ce49" office:value-type="string">
            <text:p>Développeur 3</text:p>
          </table:table-cell>
          <table:table-cell table:style-name="ce51" office:value-type="string">
            <text:p>Tache 2-18</text:p>
          </table:table-cell>
          <table:table-cell table:style-name="ce51" office:value-type="string">
            <text:p>Tache 2-16</text:p>
          </table:table-cell>
          <table:table-cell table:style-name="ce51" office:value-type="string">
            <text:p>Tache 2-15</text:p>
          </table:table-cell>
          <table:table-cell table:style-name="ce51" office:value-type="string">
            <text:p>Tache 2-6</text:p>
          </table:table-cell>
          <table:table-cell table:style-name="ce51" office:value-type="string">
            <text:p>Tache 2-7</text:p>
          </table:table-cell>
          <table:table-cell table:style-name="ce51" office:value-type="string">
            <text:p>Tache 2-8</text:p>
          </table:table-cell>
          <table:table-cell table:style-name="ce51" office:value-type="string">
            <text:p>Tache 2-21</text:p>
          </table:table-cell>
          <table:table-cell table:style-name="ce51"/>
        </table:table-row>
        <table:table-row table:style-name="ro29">
          <table:table-cell/>
          <table:table-cell table:style-name="ce49" office:value-type="string">
            <text:p>Développeur 4</text:p>
          </table:table-cell>
          <table:table-cell table:style-name="ce51" office:value-type="string">
            <text:p>Tache 2-14</text:p>
          </table:table-cell>
          <table:table-cell table:style-name="ce51" office:value-type="string">
            <text:p>Tache 2-19</text:p>
          </table:table-cell>
          <table:table-cell table:style-name="ce51" office:value-type="string">
            <text:p>Tache 2-20</text:p>
          </table:table-cell>
          <table:table-cell table:style-name="ce51" office:value-type="string">
            <text:p>Tache 2-17</text:p>
          </table:table-cell>
          <table:table-cell table:style-name="ce51" office:value-type="string">
            <text:p>Tache 2-10</text:p>
          </table:table-cell>
          <table:table-cell table:style-name="ce51"/>
          <table:table-cell table:style-name="ce51" office:value-type="string">
            <text:p>Tache 2-9</text:p>
          </table:table-cell>
          <table:table-cell table:style-name="ce51"/>
        </table:table-row>
        <table:table-row table:style-name="ro1" table:number-rows-repeated="65529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5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2f2f2" fo:border="0.002cm solid #3f3f3f" style:vertical-align="automatic"/>
      <style:text-properties fo:color="#3f3f3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924cm" fo:margin-left="0cm" fo:margin-right="0cm" fo:margin-bottom="0cm"/>
      </style:header-style>
      <style:footer-style>
        <style:header-footer-properties fo:min-height="0.924cm" fo:margin-left="0cm" fo:margin-right="0cm" fo:margin-top="0cm"/>
      </style:footer-style>
    </style:page-layout>
    <style:page-layout style:name="Mpm5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6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16/11/2015</text:date>, <text:time>18:0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fficePlus/1$Unix OpenOffice.org_project/300m37$Build-9371</meta:generator>
    <dc:date>2015-11-16T18:02:44</dc:date>
    <meta:editing-cycles>92</meta:editing-cycles>
    <meta:editing-duration>PT06H00M56S</meta:editing-duration>
    <meta:document-statistic meta:table-count="8" meta:cell-count="323" meta:object-count="0"/>
    <meta:user-defined meta:name="Info 1"/>
    <meta:user-defined meta:name="Info 2"/>
    <meta:user-defined meta:name="Info 3"/>
    <meta:user-defined meta:name="Info 4"/>
  </office:meta>
</office:document-meta>
</file>